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280000025F22B5B37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000080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6.703cm" svg:height="12.547cm" svg:x="0.87cm" svg:y="0.454cm">
          <draw:image xlink:href="Pictures/10000201000003280000025F22B5B374.png" xlink:type="simple" xlink:show="embed" xlink:actuate="onLoad">
            <text:p/>
          </draw:image>
        </draw:frame>
        <draw:line draw:style-name="gr2" draw:text-style-name="P1" draw:layer="layout" svg:x1="1cm" svg:y1="1cm" svg:x2="16.8cm" svg:y2="12.9cm">
          <text:p/>
        </draw:line>
        <draw:line draw:style-name="gr2" draw:text-style-name="P1" draw:layer="layout" svg:x1="16.5cm" svg:y1="1cm" svg:x2="1.4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3cm" fo:page-height="13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eonora Cagli</meta:initial-creator>
    <meta:creation-date>2018-11-25T17:52:44</meta:creation-date>
    <dc:date>2018-11-25T18:01:29</dc:date>
    <dc:creator>Eleonora Cagli</dc:creator>
    <meta:editing-duration>PT8M46S</meta:editing-duration>
    <meta:editing-cycles>2</meta:editing-cycles>
    <meta:generator>OpenOffice/4.1.3$Unix OpenOffice.org_project/413m1$Build-9783</meta:generator>
    <meta:document-statistic meta:object-count="3"/>
  </office:meta>
</office:document-meta>
</file>